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3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47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office:value-type="string" calcext:value-type="string">
            <text:p>Pacientes recuperados</text:p>
          </table:table-cell>
          <table:table-cell table:number-columns-repeated="47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4" office:value-type="float" office:value="5354" calcext:value-type="float">
            <text:p>535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58]-[.N57]" office:value-type="float" office:value="3" calcext:value-type="float">
            <text:p>3</text:p>
          </table:table-cell>
          <table:table-cell table:style-name="ce4" table:formula="of:=[.O58]-[.O57]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59]-[.N58]" office:value-type="float" office:value="4" calcext:value-type="float">
            <text:p>4</text:p>
          </table:table-cell>
          <table:table-cell table:style-name="ce4" table:formula="of:=[.O59]-[.O58]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0.7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4" calcext:value-type="date">
            <text:p>14/05/20</text:p>
          </table:table-cell>
          <table:table-cell table:style-name="ce4" office:value-type="float" office:value="5640" calcext:value-type="float">
            <text:p>5640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0]-[.N59]" office:value-type="float" office:value="1" calcext:value-type="float">
            <text:p>1</text:p>
          </table:table-cell>
          <table:table-cell table:style-name="ce4" table:formula="of:=[.O60]-[.O59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5" calcext:value-type="date">
            <text:p>15/05/20</text:p>
          </table:table-cell>
          <table:table-cell table:style-name="ce4" office:value-type="float" office:value="5794" calcext:value-type="float">
            <text:p>5794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N61]-[.N60]" office:value-type="float" office:value="3" calcext:value-type="float">
            <text:p>3</text:p>
          </table:table-cell>
          <table:table-cell table:style-name="ce4" table:formula="of:=[.O61]-[.O60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6" calcext:value-type="date">
            <text:p>16/05/20</text:p>
          </table:table-cell>
          <table:table-cell table:style-name="ce4" office:value-type="float" office:value="5954" calcext:value-type="float">
            <text:p>5954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012" calcext:value-type="float">
            <text:p>30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2]-[.N61]" office:value-type="float" office:value="10" calcext:value-type="float">
            <text:p>10</text:p>
          </table:table-cell>
          <table:table-cell table:style-name="ce4" table:formula="of:=[.O62]-[.O61]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7" calcext:value-type="date">
            <text:p>17/05/20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206" calcext:value-type="float">
            <text:p>320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3]-[.N62]" office:value-type="float" office:value="5" calcext:value-type="float">
            <text:p>5</text:p>
          </table:table-cell>
          <table:table-cell table:style-name="ce4" table:formula="of:=[.O63]-[.O62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8" calcext:value-type="date">
            <text:p>18/05/20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[.N64]-[.N63]" office:value-type="float" office:value="3" calcext:value-type="float">
            <text:p>3</text:p>
          </table:table-cell>
          <table:table-cell table:style-name="ce4" table:formula="of:=[.O64]-[.O6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9" calcext:value-type="date">
            <text:p>19/05/20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5]-[.N64]" office:value-type="float" office:value="4" calcext:value-type="float">
            <text:p>4</text:p>
          </table:table-cell>
          <table:table-cell table:style-name="ce4" table:formula="of:=[.O65]-[.O64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0" calcext:value-type="date">
            <text:p>20/05/2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6]-[.N65]" office:value-type="float" office:value="4" calcext:value-type="float">
            <text:p>4</text:p>
          </table:table-cell>
          <table:table-cell table:style-name="ce4" table:formula="of:=[.O66]-[.O65]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1" calcext:value-type="date">
            <text:p>21/05/20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7]-[.N66]" office:value-type="float" office:value="4" calcext:value-type="float">
            <text:p>4</text:p>
          </table:table-cell>
          <table:table-cell table:style-name="ce4" table:formula="of:=[.O67]-[.O66]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2" calcext:value-type="date">
            <text:p>22/05/20</text:p>
          </table:table-cell>
          <table:table-cell table:style-name="ce4" office:value-type="float" office:value="2853" calcext:value-type="float">
            <text:p>285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3527" calcext:value-type="float">
            <text:p>35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N68]-[.N67]" office:value-type="float" office:value="3" calcext:value-type="float">
            <text:p>3</text:p>
          </table:table-cell>
          <table:table-cell table:style-name="ce4" table:formula="of:=[.O68]-[.O67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3" calcext:value-type="date">
            <text:p>23/05/20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9]-[.N68]" office:value-type="float" office:value="9" calcext:value-type="float">
            <text:p>9</text:p>
          </table:table-cell>
          <table:table-cell table:style-name="ce4" table:formula="of:=[.O69]-[.O68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4" calcext:value-type="date">
            <text:p>24/05/20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N70]-[.N69]" office:value-type="float" office:value="3" calcext:value-type="float">
            <text:p>3</text:p>
          </table:table-cell>
          <table:table-cell table:style-name="ce4" table:formula="of:=[.O70]-[.O69]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5" calcext:value-type="date">
            <text:p>25/05/20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3807" calcext:value-type="float">
            <text:p>38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[.N71]-[.N70]" office:value-type="float" office:value="2" calcext:value-type="float">
            <text:p>2</text:p>
          </table:table-cell>
          <table:table-cell table:style-name="ce4" table:formula="of:=[.O71]-[.O70]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6" calcext:value-type="date">
            <text:p>26/05/20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3896" calcext:value-type="float">
            <text:p>38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[.N72]-[.N71]" office:value-type="float" office:value="6" calcext:value-type="float">
            <text:p>6</text:p>
          </table:table-cell>
          <table:table-cell table:style-name="ce4" table:formula="of:=[.O72]-[.O71]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7" calcext:value-type="date">
            <text:p>27/05/20</text:p>
          </table:table-cell>
          <table:table-cell table:style-name="ce4" office:value-type="float" office:value="3396" calcext:value-type="float">
            <text:p>3396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N73]-[.N72]" office:value-type="float" office:value="3" calcext:value-type="float">
            <text:p>3</text:p>
          </table:table-cell>
          <table:table-cell table:style-name="ce4" table:formula="of:=[.O73]-[.O72]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8" calcext:value-type="date">
            <text:p>28/05/20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[.N74]-[.N73]" office:value-type="float" office:value="4" calcext:value-type="float">
            <text:p>4</text:p>
          </table:table-cell>
          <table:table-cell table:style-name="ce4" table:formula="of:=[.O74]-[.O73]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9" calcext:value-type="date">
            <text:p>29/05/2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N75]-[.N74]" office:value-type="float" office:value="3" calcext:value-type="float">
            <text:p>3</text:p>
          </table:table-cell>
          <table:table-cell table:style-name="ce4" table:formula="of:=[.O75]-[.O74]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0.9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76]-[.N75]" office:value-type="float" office:value="4" calcext:value-type="float">
            <text:p>4</text:p>
          </table:table-cell>
          <table:table-cell table:style-name="ce4" table:formula="of:=[.O76]-[.O75]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0.9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1" calcext:value-type="date">
            <text:p>31/05/2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247" calcext:value-type="float">
            <text:p>1247</text:p>
          </table:table-cell>
          <table:table-cell table:style-name="ce4" office:value-type="float" office:value="4379" calcext:value-type="float">
            <text:p>437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.N77]-[.N76]" office:value-type="float" office:value="6" calcext:value-type="float">
            <text:p>6</text:p>
          </table:table-cell>
          <table:table-cell table:style-name="ce4" table:formula="of:=[.O77]-[.O76]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6-01" calcext:value-type="date">
            <text:p>01/06/20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4423" calcext:value-type="float">
            <text:p>44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281" calcext:value-type="float">
            <text:p>28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2" calcext:value-type="date">
            <text:p>02/06/20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25" calcext:value-type="float">
            <text:p>325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3" calcext:value-type="date">
            <text:p>03/06/20</text:p>
          </table:table-cell>
          <table:table-cell table:style-name="ce4" office:value-type="float" office:value="4131" calcext:value-type="float">
            <text:p>4131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37" calcext:value-type="float">
            <text:p>337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4" calcext:value-type="date">
            <text:p>04/06/20</text:p>
          </table:table-cell>
          <table:table-cell table:style-name="ce4" office:value-type="float" office:value="4381" calcext:value-type="float">
            <text:p>4381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358" calcext:value-type="float">
            <text:p>358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5" calcext:value-type="date">
            <text:p>05/06/20</text:p>
          </table:table-cell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622" calcext:value-type="float">
            <text:p>56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362" calcext:value-type="float">
            <text:p>36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6" calcext:value-type="date">
            <text:p>06/06/20</text:p>
          </table:table-cell>
          <table:table-cell table:style-name="ce4" office:value-type="float" office:value="3601" calcext:value-type="float">
            <text:p>3601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6134" calcext:value-type="float">
            <text:p>61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32" calcext:value-type="float">
            <text:p>43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41" calcext:value-type="float">
            <text:p>44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8" calcext:value-type="date">
            <text:p>08/06/20</text:p>
          </table:table-cell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6994" calcext:value-type="float">
            <text:p>699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0.93</text:p>
          </table:table-cell>
          <table:table-cell office:value-type="float" office:value="446" calcext:value-type="float">
            <text:p>446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9" calcext:value-type="date">
            <text:p>09/06/20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2356" calcext:value-type="float">
            <text:p>2356</text:p>
          </table:table-cell>
          <table:table-cell table:style-name="ce4" office:value-type="float" office:value="7706" calcext:value-type="float">
            <text:p>770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477" calcext:value-type="float">
            <text:p>477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0" calcext:value-type="date">
            <text:p>10/06/20</text:p>
          </table:table-cell>
          <table:table-cell table:style-name="ce4" office:value-type="float" office:value="2221" calcext:value-type="float">
            <text:p>2221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8388" calcext:value-type="float">
            <text:p>838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4" office:value-type="float" office:value="111" calcext:value-type="float">
            <text:p>111</text:p>
          </table:table-cell>
          <table:table-cell table:style-name="ce4" table:number-columns-repeated="3"/>
          <table:table-cell table:style-name="ce4" office:value-type="string" calcext:value-type="string">
            <text:p>0.97</text:p>
          </table:table-cell>
          <table:table-cell office:value-type="float" office:value="516" calcext:value-type="float">
            <text:p>516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1" calcext:value-type="date">
            <text:p>11/06/2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805" calcext:value-type="float">
            <text:p>2805</text:p>
          </table:table-cell>
          <table:table-cell table:style-name="ce4" office:value-type="float" office:value="9180" calcext:value-type="float">
            <text:p>9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number-columns-repeated="3"/>
          <table:table-cell table:style-name="ce4" office:value-type="string" calcext:value-type="string">
            <text:p>0.98</text:p>
          </table:table-cell>
          <table:table-cell office:value-type="float" office:value="558" calcext:value-type="float">
            <text:p>558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2" calcext:value-type="date">
            <text:p>12/06/20</text:p>
          </table:table-cell>
          <table:table-cell table:style-name="ce4" office:value-type="float" office:value="1753" calcext:value-type="float">
            <text:p>1753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9671" calcext:value-type="float">
            <text:p>967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588" calcext:value-type="float">
            <text:p>588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3" calcext:value-type="date">
            <text:p>13/06/20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3599" calcext:value-type="float">
            <text:p>3599</text:p>
          </table:table-cell>
          <table:table-cell table:style-name="ce4" office:value-type="float" office:value="11092" calcext:value-type="float">
            <text:p>1109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4" office:value-type="float" office:value="138" calcext:value-type="float">
            <text:p>138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649" calcext:value-type="float">
            <text:p>649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4" calcext:value-type="date">
            <text:p>14/06/2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770" calcext:value-type="float">
            <text:p>3770</text:p>
          </table:table-cell>
          <table:table-cell table:style-name="ce4" office:value-type="float" office:value="11457" calcext:value-type="float">
            <text:p>1145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table:style-name="ce4" office:value-type="float" office:value="147" calcext:value-type="float">
            <text:p>147</text:p>
          </table:table-cell>
          <table:table-cell table:style-name="ce4" table:number-columns-repeated="3"/>
          <table:table-cell table:style-name="ce4" office:value-type="string" calcext:value-type="string">
            <text:p>0.94</text:p>
          </table:table-cell>
          <table:table-cell office:value-type="float" office:value="689" calcext:value-type="float">
            <text:p>689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5" calcext:value-type="date">
            <text:p>15/06/20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855" calcext:value-type="float">
            <text:p>3855</text:p>
          </table:table-cell>
          <table:table-cell table:style-name="ce4" office:value-type="float" office:value="11792" calcext:value-type="float">
            <text:p>1179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 office:value-type="float" office:value="143" calcext:value-type="float">
            <text:p>143</text:p>
          </table:table-cell>
          <table:table-cell table:style-name="ce4" table:number-columns-repeated="3"/>
          <table:table-cell table:style-name="ce4" office:value-type="string" calcext:value-type="string">
            <text:p>0.94</text:p>
          </table:table-cell>
          <table:table-cell office:value-type="float" office:value="708" calcext:value-type="float">
            <text:p>708</text:p>
          </table:table-cell>
          <table:table-cell table:number-columns-repeated="47"/>
        </table:table-row>
        <table:table-row table:style-name="ro1" table:number-rows-repeated="908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0:17:35.5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6-16T10:23:21.078000000</dc:date>
    <meta:editing-duration>PT1H28M3S</meta:editing-duration>
    <meta:editing-cycles>23</meta:editing-cycles>
    <meta:generator>LibreOffice/6.4.4.2$Windows_X86_64 LibreOffice_project/3d775be2011f3886db32dfd395a6a6d1ca2630ff</meta:generator>
    <meta:document-statistic meta:table-count="1" meta:cell-count="1072" meta:object-count="0"/>
  </office:meta>
</office:document-meta>
</file>